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7c99"/>
    </style:style>
    <style:style style:name="P2" style:family="paragraph" style:parent-style-name="Standard">
      <style:text-properties fo:font-variant="normal" fo:text-transform="none" style:font-name="Arial" fo:font-size="10pt" fo:font-style="normal" officeooo:paragraph-rsid="0006f6e2"/>
    </style:style>
    <style:style style:name="T1" style:family="text">
      <style:text-properties officeooo:rsid="0006f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dmin:</text:p>
      <text:p text:style-name="P2">- Thêm, sửa, xóa, tìm kiếm, hiển thị danh sách posts trên Blog.<text:line-break/>- <text:s/>Thêm, sửa, xóa, tìm kiếm, hiển thị danh sách category trên Blog.<text:line-break/>- Thêm, sửa, xóa Thêm, sửa, xóa, tìm kiếm, hiển thị danh sách users.<text:line-break/>- Phân quyền.</text:p>
      <text:p text:style-name="P2">- Kiểm duyệt bài đăng của user.</text:p>
      <text:p text:style-name="P2">User:</text:p>
      <text:p text:style-name="P2">- Viết bài post.</text:p>
      <text:p text:style-name="P2"><text:line-break/>B1. Tổng quan chức năng để phân tích <text:line-break/>B2. Thiết kế DB dựa vào phân tích <text:line-break/>B3. Code: Plan - Code <text:line-break/>- Tạo template HTML <text:line-break/>- Tạo cấu trúc mô hình MVC <text:line-break/>- Viết chức năng thêm sửa xóa bài viết, và tìm kiếm. <text:line-break/>- Viết chức năng phần quyền.<text:line-break/><text:line-break/>Tổ chức thư mục code: <text:line-break/>1. DB: lưu database (file script, backup) <text:line-break/>2. Tài liệu: Các tài liệu phân tích, các thông tin xung quanh dự án <text:line-break/>3. Layout: Các file HTML code sẵn trước khi ghiép vào code MVC <text:line-break/>4. Code <text:line-break/>Tạo 1 repo trên git, commit 4 thư mục lên để quản lý dự án."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3:43:43.576819107</meta:creation-date>
    <dc:date>2021-05-07T14:00:37.696635081</dc:date>
    <meta:editing-duration>PT6M44S</meta:editing-duration>
    <meta:editing-cycles>1</meta:editing-cycles>
    <meta:document-statistic meta:table-count="0" meta:image-count="0" meta:object-count="0" meta:page-count="1" meta:paragraph-count="6" meta:word-count="163" meta:character-count="770" meta:non-whitespace-character-count="599"/>
    <meta:generator>LibreOffice/6.4.7.2$Linux_X86_64 LibreOffice_project/40$Build-2</meta:generator>
  </office:meta>
</office:document-meta>
</file>